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67b9" officeooo:paragraph-rsid="000667b9"/>
    </style:style>
    <style:style style:name="P2" style:family="paragraph" style:parent-style-name="Standard">
      <style:text-properties officeooo:rsid="000667b9" officeooo:paragraph-rsid="001771f6"/>
    </style:style>
    <style:style style:name="P3" style:family="paragraph" style:parent-style-name="Standard">
      <style:text-properties officeooo:rsid="000667b9" officeooo:paragraph-rsid="0027d1b2"/>
    </style:style>
    <style:style style:name="P4" style:family="paragraph" style:parent-style-name="Standard">
      <style:text-properties officeooo:rsid="0006d741" officeooo:paragraph-rsid="0006d741"/>
    </style:style>
    <style:style style:name="P5" style:family="paragraph" style:parent-style-name="Standard">
      <style:text-properties officeooo:rsid="00087be7" officeooo:paragraph-rsid="00087be7"/>
    </style:style>
    <style:style style:name="P6" style:family="paragraph" style:parent-style-name="Standard">
      <style:text-properties officeooo:rsid="0009f1bb" officeooo:paragraph-rsid="0009f1bb"/>
    </style:style>
    <style:style style:name="P7" style:family="paragraph" style:parent-style-name="Standard">
      <style:text-properties officeooo:rsid="00154f9e" officeooo:paragraph-rsid="00154f9e"/>
    </style:style>
    <style:style style:name="P8" style:family="paragraph" style:parent-style-name="Standard">
      <style:text-properties officeooo:paragraph-rsid="000667b9"/>
    </style:style>
    <style:style style:name="P9" style:family="paragraph" style:parent-style-name="Standard">
      <style:text-properties fo:font-weight="normal" officeooo:rsid="00154f9e" officeooo:paragraph-rsid="00154f9e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d0a0b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d0a0b" style:font-name="Liberation Serif" fo:font-size="12pt" fo:letter-spacing="normal" fo:font-style="normal" fo:font-weight="normal" officeooo:rsid="00154f9e" officeooo:paragraph-rsid="002204e2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officeooo:paragraph-rsid="000667b9"/>
    </style:style>
    <style:style style:name="P13" style:family="paragraph" style:parent-style-name="Text_20_body">
      <style:text-properties fo:font-variant="normal" fo:text-transform="none" fo:color="#0d0a0b" style:font-name="Liberation Serif" fo:font-size="12pt" fo:letter-spacing="normal" fo:font-style="normal" fo:font-weight="normal" officeooo:rsid="00154f9e" officeooo:paragraph-rsid="00154f9e" style:font-size-asian="12pt" style:font-size-complex="12pt"/>
    </style:style>
    <style:style style:name="P14" style:family="paragraph" style:parent-style-name="Preformatted_20_Text">
      <style:text-properties officeooo:paragraph-rsid="0006d741"/>
    </style:style>
    <style:style style:name="P15" style:family="paragraph" style:parent-style-name="Standard">
      <style:text-properties officeooo:rsid="000667b9" officeooo:paragraph-rsid="000667b9"/>
    </style:style>
    <style:style style:name="P16" style:family="paragraph" style:parent-style-name="Standard">
      <style:text-properties officeooo:rsid="001771f6" officeooo:paragraph-rsid="000667b9"/>
    </style:style>
    <style:style style:name="P17" style:family="paragraph" style:parent-style-name="Standard">
      <style:text-properties officeooo:rsid="0009f1bb" officeooo:paragraph-rsid="000667b9"/>
    </style:style>
    <style:style style:name="P18" style:family="paragraph" style:parent-style-name="Standard">
      <style:text-properties fo:font-variant="normal" fo:text-transform="none" fo:color="#24292e" style:font-name="SFMono-Regular" fo:font-size="9pt" fo:letter-spacing="normal" fo:font-style="normal" fo:font-weight="normal" officeooo:rsid="0006d741" officeooo:paragraph-rsid="0006d741"/>
    </style:style>
    <style:style style:name="P19" style:family="paragraph" style:parent-style-name="Standard">
      <style:text-properties officeooo:paragraph-rsid="000667b9"/>
    </style:style>
    <style:style style:name="T1" style:family="text">
      <style:text-properties officeooo:rsid="00087be7"/>
    </style:style>
    <style:style style:name="T2" style:family="text">
      <style:text-properties officeooo:rsid="0009f1bb"/>
    </style:style>
    <style:style style:name="T3" style:family="text">
      <style:text-properties officeooo:rsid="000b6c76"/>
    </style:style>
    <style:style style:name="T4" style:family="text">
      <style:text-properties officeooo:rsid="000eca44"/>
    </style:style>
    <style:style style:name="T5" style:family="text">
      <style:text-properties officeooo:rsid="0013a021"/>
    </style:style>
    <style:style style:name="T6" style:family="text">
      <style:text-properties fo:font-variant="normal" fo:text-transform="none" fo:color="#333333" style:font-name="Menlo" fo:font-size="9.75pt" fo:letter-spacing="normal" fo:font-style="normal" fo:font-weight="normal" officeooo:rsid="001771f6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0667b9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0667b9" fo:background-color="transparent" loext:char-shading-value="0" style:font-name-asian="Noto Sans Mono CJK SC" style:font-size-asian="12pt" style:font-name-complex="Liberation Mono" style:font-size-complex="12pt" loext:padding="0in" loext:border="none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771f6" fo:background-color="transparent" loext:char-shading-value="0" style:font-name-asian="Noto Sans Mono CJK SC" style:font-size-asian="12pt" style:font-name-complex="Liberation Mono" style:font-size-complex="12pt" loext:padding="0in" loext:border="none"/>
    </style:style>
    <style:style style:name="T10" style:family="text">
      <style:text-properties fo:font-variant="normal" fo:text-transform="none" fo:color="#000000" fo:font-size="12.75pt" fo:letter-spacing="normal" fo:font-style="normal" fo:font-weight="normal"/>
    </style:style>
    <style:style style:name="T11" style:family="text">
      <style:text-properties fo:font-variant="normal" fo:text-transform="none" fo:color="#000000" fo:font-size="12.75pt" fo:letter-spacing="normal" fo:font-style="normal" fo:font-weight="normal" officeooo:rsid="0006d741"/>
    </style:style>
    <style:style style:name="T12" style:family="text">
      <style:text-properties fo:font-variant="normal" fo:text-transform="none" fo:color="#000000" style:font-name="Liberation Mono" fo:font-size="12.75pt" fo:letter-spacing="normal" fo:font-style="normal" fo:font-weight="normal" officeooo:rsid="001e972c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12.75pt" fo:letter-spacing="normal" fo:font-style="normal" fo:font-weight="normal" officeooo:rsid="0006d741" style:font-name-asian="Noto Sans Mono CJK SC" style:font-size-asian="10pt" style:font-name-complex="Liberation Mono" style:font-size-complex="10pt"/>
    </style:style>
    <style:style style:name="T14" style:family="text">
      <style:text-properties officeooo:rsid="000667b9"/>
    </style:style>
    <style:style style:name="T15" style:family="text">
      <style:text-properties officeooo:rsid="0018b9f2"/>
    </style:style>
    <style:style style:name="T16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style:font-name="JetBrains Mono" fo:font-size="10pt" fo:font-style="normal" fo:font-weight="normal" officeooo:rsid="001cad22" style:font-size-asian="10pt" style:font-style-asian="normal" style:font-weight-asian="normal"/>
    </style:style>
    <style:style style:name="T18" style:family="text">
      <style:text-properties officeooo:rsid="002204e2"/>
    </style:style>
    <style:style style:name="T19" style:family="text">
      <style:text-properties officeooo:rsid="0027d1b2"/>
    </style:style>
  </office:automatic-styles>
  <office:body>
    <office:text text:use-soft-page-breaks="true">
      <office:forms form:automatic-focus="false" form:apply-design-mode="false"/>
      <text:tracked-changes>
        <text:changed-region xml:id="ct94408322546720" text:id="ct94408322546720">
          <text:deletion>
            <office:change-info>
              <dc:creator>Unknown Author</dc:creator>
              <dc:date>2020-04-02T17:48:15</dc:date>
            </office:change-info>
            <text:p text:style-name="P16"><text:span text:style-name="T14">ontainerID" psql -U postgres (Entre a la contenedora y la inicializa)</text:span></text:p>
          </text:deletion>
        </text:changed-region>
        <text:changed-region xml:id="ct94408322581936" text:id="ct94408322581936">
          <text:deletion>
            <office:change-info>
              <dc:creator>Unknown Author</dc:creator>
              <dc:date>2020-04-01T14:57:31</dc:date>
            </office:change-info>
            <text:p text:style-name="P16"><text:span text:style-name="T14">“C</text:span></text:p>
          </text:deletion>
        </text:changed-region>
        <text:changed-region xml:id="ct94408322580144" text:id="ct94408322580144">
          <text:deletion>
            <office:change-info>
              <dc:creator>Unknown Author</dc:creator>
              <dc:date>2020-04-02T17:48:17</dc:date>
            </office:change-info>
            <text:p text:style-name="P16"><text:span text:style-name="T14">sudo docker exec -it </text:span></text:p>
          </text:deletion>
        </text:changed-region>
        <text:changed-region xml:id="ct94408322580816" text:id="ct94408322580816">
          <text:deletion>
            <office:change-info>
              <dc:creator>Unknown Author</dc:creator>
              <dc:date>2020-04-02T14:32:50</dc:date>
            </office:change-info>
            <text:p text:style-name="P16"><text:span text:style-name="T14">sudo docker start some-postgres (Inicia la contenedora de nombre some-postgres)</text:span></text:p>
            <text:p text:style-name="P1"/>
            <text:p text:style-name="P1"/>
          </text:deletion>
        </text:changed-region>
        <text:changed-region xml:id="ct94408322583584" text:id="ct94408322583584">
          <text:deletion>
            <office:change-info>
              <dc:creator>Unknown Author</dc:creator>
              <dc:date>2020-04-02T17:48:17</dc:date>
            </office:change-info>
            <text:p text:style-name="P1"><text:span text:style-name="T4">s</text:span>udo docker ps (da el nombre de la contenedora y su info)</text:p>
            <text:p text:style-name="P1"/>
            <text:p text:style-name="P16"/>
          </text:deletion>
        </text:changed-region>
        <text:changed-region xml:id="ct94408322484528" text:id="ct94408322484528">
          <text:insertion>
            <office:change-info>
              <dc:creator>Unknown Author</dc:creator>
              <dc:date>2020-04-02T17:48:05</dc:date>
            </office:change-info>
          </text:insertion>
        </text:changed-region>
        <text:changed-region xml:id="ct94408322623120" text:id="ct94408322623120">
          <text:insertion>
            <office:change-info>
              <dc:creator>Unknown Author</dc:creator>
              <dc:date>2020-04-02T17:46:43</dc:date>
            </office:change-info>
          </text:insertion>
        </text:changed-region>
        <text:changed-region xml:id="ct94408322620096" text:id="ct94408322620096">
          <text:insertion>
            <office:change-info>
              <dc:creator>Unknown Author</dc:creator>
              <dc:date>2020-04-18T17:22:41</dc:date>
            </office:change-info>
          </text:insertion>
        </text:changed-region>
        <text:changed-region xml:id="ct94408344908880" text:id="ct94408344908880">
          <text:insertion>
            <office:change-info>
              <dc:creator>Unknown Author</dc:creator>
              <dc:date>2020-04-20T17:45:15</dc:date>
            </office:change-info>
          </text:insertion>
        </text:changed-region>
        <text:changed-region xml:id="ct94408346541664" text:id="ct94408346541664">
          <text:insertion>
            <office:change-info>
              <dc:creator>Unknown Author</dc:creator>
              <dc:date>2020-04-20T17:46:24</dc:date>
            </office:change-info>
          </text:insertion>
        </text:changed-region>
        <text:changed-region xml:id="ct94408346383776" text:id="ct94408346383776">
          <text:insertion>
            <office:change-info>
              <dc:creator>Unknown Author</dc:creator>
              <dc:date>2020-04-20T17:45:15</dc:date>
            </office:change-info>
          </text:insertion>
        </text:changed-region>
        <text:changed-region xml:id="ct94408346215792" text:id="ct94408346215792">
          <text:insertion>
            <office:change-info>
              <dc:creator>Unknown Author</dc:creator>
              <dc:date>2020-04-20T17:46:27</dc:date>
            </office:change-info>
          </text:insertion>
        </text:changed-region>
        <text:changed-region xml:id="ct94408346449056" text:id="ct94408346449056">
          <text:insertion>
            <office:change-info>
              <dc:creator>Unknown Author</dc:creator>
              <dc:date>2020-04-20T17:45:15</dc:date>
            </office:change-info>
          </text:insertion>
        </text:changed-region>
        <text:changed-region xml:id="ct94408322620736" text:id="ct94408322620736">
          <text:insertion>
            <office:change-info>
              <dc:creator>Unknown Author</dc:creator>
              <dc:date>2020-04-02T14:35:13</dc:date>
            </office:change-info>
          </text:insertion>
        </text:changed-region>
        <text:changed-region xml:id="ct94408322617504" text:id="ct94408322617504">
          <text:insertion>
            <office:change-info>
              <dc:creator>Unknown Author</dc:creator>
              <dc:date>2020-04-06T14:32:32</dc:date>
            </office:change-info>
          </text:insertion>
        </text:changed-region>
        <text:changed-region xml:id="ct94408322616736" text:id="ct94408322616736">
          <text:insertion>
            <office:change-info>
              <dc:creator>Unknown Author</dc:creator>
              <dc:date>2020-04-02T14:36:45</dc:date>
            </office:change-info>
          </text:insertion>
        </text:changed-region>
        <text:changed-region xml:id="ct94408322618352" text:id="ct94408322618352">
          <text:insertion>
            <office:change-info>
              <dc:creator>Unknown Author</dc:creator>
              <dc:date>2020-04-02T14:35:13</dc:date>
            </office:change-info>
          </text:insertion>
        </text:changed-region>
        <text:changed-region xml:id="ct94408322471936" text:id="ct94408322471936">
          <text:deletion>
            <office:change-info>
              <dc:creator>Unknown Author</dc:creator>
              <dc:date>2020-04-18T17:22:35</dc:date>
            </office:change-info>
            <text:p text:style-name="P1"/>
            <text:p text:style-name="P1"/>
          </text:deletion>
        </text:changed-region>
        <text:changed-region xml:id="ct94408322644400" text:id="ct94408322644400">
          <text:insertion>
            <office:change-info>
              <dc:creator>Unknown Author</dc:creator>
              <dc:date>2020-04-02T17:54:55</dc:date>
            </office:change-info>
          </text:insertion>
        </text:changed-region>
        <text:changed-region xml:id="ct94408322646144" text:id="ct94408322646144">
          <text:deletion>
            <office:change-info>
              <dc:creator>Unknown Author</dc:creator>
              <dc:date>2020-04-02T20:41:24</dc:date>
            </office:change-info>
            <text:p text:style-name="P8"><text:span text:style-name="T14">d int not null,</text:span></text:p>
          </text:deletion>
        </text:changed-region>
        <text:changed-region xml:id="ct94408322647088" text:id="ct94408322647088">
          <text:insertion>
            <office:change-info>
              <dc:creator>Unknown Author</dc:creator>
              <dc:date>2020-04-02T20:41:24</dc:date>
            </office:change-info>
          </text:insertion>
        </text:changed-region>
        <text:changed-region xml:id="ct94408322653632" text:id="ct94408322653632">
          <text:deletion>
            <office:change-info>
              <dc:creator>Unknown Author</dc:creator>
              <dc:date>2020-04-18T17:22:55</dc:date>
            </office:change-info>
            <text:p text:style-name="P17"/>
            <text:p text:style-name="P17"/>
          </text:deletion>
        </text:changed-region>
        <text:changed-region xml:id="ct94408322653392" text:id="ct94408322653392">
          <text:deletion>
            <office:change-info>
              <dc:creator>Unknown Author</dc:creator>
              <dc:date>2020-04-02T17:31:25</dc:date>
            </office:change-info>
            <text:p text:style-name="P17"/>
            <text:p text:style-name="P1"/>
            <text:p text:style-name="P17"/>
          </text:deletion>
        </text:changed-region>
        <text:changed-region xml:id="ct94408322662128" text:id="ct94408322662128">
          <text:insertion>
            <office:change-info>
              <dc:creator>Unknown Author</dc:creator>
              <dc:date>2020-04-02T21:30:36</dc:date>
            </office:change-info>
          </text:insertion>
        </text:changed-region>
        <text:changed-region xml:id="ct94408322665440" text:id="ct94408322665440">
          <text:insertion>
            <office:change-info>
              <dc:creator>Unknown Author</dc:creator>
              <dc:date>2020-04-02T21:41:59</dc:date>
            </office:change-info>
          </text:insertion>
        </text:changed-region>
        <text:changed-region xml:id="ct94408322668000" text:id="ct94408322668000">
          <text:insertion>
            <office:change-info>
              <dc:creator>Unknown Author</dc:creator>
              <dc:date>2020-04-02T21:42:03</dc:date>
            </office:change-info>
          </text:insertion>
        </text:changed-region>
        <text:changed-region xml:id="ct94408322673040" text:id="ct94408322673040">
          <text:insertion>
            <office:change-info>
              <dc:creator>Unknown Author</dc:creator>
              <dc:date>2020-04-02T22:27:19</dc:date>
            </office:change-info>
          </text:insertion>
        </text:changed-region>
        <text:changed-region xml:id="ct94408273872752" text:id="ct94408273872752">
          <text:insertion>
            <office:change-info>
              <dc:creator>Unknown Author</dc:creator>
              <dc:date>2020-04-20T17:19:22</dc:date>
            </office:change-info>
          </text:insertion>
        </text:changed-region>
        <text:changed-region xml:id="ct94408346552080" text:id="ct94408346552080">
          <text:insertion>
            <office:change-info>
              <dc:creator>Unknown Author</dc:creator>
              <dc:date>2020-04-20T18:11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change text:change-id="ct94408322546720"/><text:change text:change-id="ct94408322581936"/><text:change text:change-id="ct94408322580144"/><text:change text:change-id="ct94408322580816"/><text:change text:change-id="ct94408322583584"/><text:change-start text:change-id="ct94408322484528"/>Docker:<text:change-end text:change-id="ct94408322484528"/><text:change-start text:change-id="ct94408322623120"/></text:p>
      <text:p text:style-name="P1"/>
      <text:p text:style-name="P2">sudo docker start postgres (Inicia la contenedora de nombre some-postgres)</text:p>
      <text:p text:style-name="P2"/>
      <text:p text:style-name="P2"><text:span text:style-name="T4">s</text:span>udo docker ps (da el nombre de la contenedora y su info, <text:span text:style-name="T19">solo contenedoras iniciadas</text:span>) </text:p>
      <text:p text:style-name="P2"/>
      <text:p text:style-name="P3"><text:span text:style-name="T4">s</text:span>udo docker ps -<text:span text:style-name="T19">a (da el nombre de las contenedoras NO iniciadas)</text:span></text:p>
      <text:p text:style-name="Standard"/>
      <text:p text:style-name="Standard">sudo docker exec -it "<text:span text:style-name="T5">C</text:span>ontainerID" psql -U postgres (Entre a la contenedora y la inicializa)</text:p>
      <text:p text:style-name="Standard"/>
      <text:p text:style-name="Standard"><text:span text:style-name="Source_20_Text"><text:span text:style-name="T7">docker stop </text:span></text:span><text:span text:style-name="Source_20_Text"><text:span text:style-name="T8">C</text:span></text:span><text:span text:style-name="Source_20_Text"><text:span text:style-name="T9">ontainerID <text:s text:c="3"/>(para la contenedora)</text:span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p text:style-name="P1"><text:change-end text:change-id="ct94408322623120"/></text:p>
      <text:p text:style-name="P1"/>
      <text:p text:style-name="P1"/>
      <text:p text:style-name="P1"/>
      <text:p text:style-name="P1">CONSULTAS:</text:p>
      <text:p text:style-name="P1"/>
      <text:p text:style-name="P1">Esto es dentro de postgres<text:change-start text:change-id="ct94408322620096"/>:<text:change-end text:change-id="ct94408322620096"/><text:change-start text:change-id="ct94408344908880"/></text:p>
      <text:p text:style-name="P1"/>
      <text:p text:style-name="P8"><text:span text:style-name="T14">alter table NAMETABLE drop </text:span><text:change-end text:change-id="ct94408344908880"/><text:change-start text:change-id="ct94408346541664"/><text:span text:style-name="T14">“</text:span><text:change-end text:change-id="ct94408346541664"/><text:change-start text:change-id="ct94408346383776"/><text:span text:style-name="T14">COLUMNAME</text:span><text:change-end text:change-id="ct94408346383776"/><text:change-start text:change-id="ct94408346215792"/><text:span text:style-name="T14">”</text:span><text:change-end text:change-id="ct94408346215792"/><text:change-start text:change-id="ct94408346449056"/><text:span text:style-name="T14">;</text:span><text:change-end text:change-id="ct94408346449056"/></text:p>
      <text:p text:style-name="P1"><text:change-start text:change-id="ct94408322620736"/></text:p>
      <text:p text:style-name="P9">\dt <text:s/>(Muestra todas las tablas de la base de datos)</text:p>
      <text:p text:style-name="P7"/>
      <text:p text:style-name="P13"><text:change-end text:change-id="ct94408322620736"/><text:change-start text:change-id="ct94408322617504"/><text:span text:style-name="T18">\</text:span><text:change-end text:change-id="ct94408322617504"/><text:change-start text:change-id="ct94408322616736"/>l <text:s/><text:span text:style-name="T18">(M</text:span>uestra las bases de datos existentes<text:span text:style-name="T18">)</text:span></text:p>
      <text:p text:style-name="P11">\c nombre_bd <text:span text:style-name="T18">(</text:span>Para conectarte a otra base de datos<text:span text:style-name="T18">)</text:span></text:p>
      <text:p text:style-name="P10">\d <text:span text:style-name="T18">(</text:span>Te muestra las relaciones (tablas, secuencias, etc.) existentes<text:line-break/>en la base de datos.<text:span text:style-name="T18">)</text:span></text:p>
      <text:p text:style-name="P10">\d [nombre_tabla] ---&gt; Para ver la descripción (nombre de columnas, tipo<text:line-break/>de datos, etc.) de una tabla.</text:p>
      <text:p text:style-name="P10">SHOW search_path; ---&gt; Para ver la ruta de búsqueda actual.</text:p>
      <text:p text:style-name="P10">SET search_path TO [nombre_esquema]; ---&gt; Para actualizar la ruta de<text:line-break/>busqueda.</text:p>
      <text:p text:style-name="P10">\q -----&gt; Para salir de psql<text:change-end text:change-id="ct94408322616736"/><text:change-start text:change-id="ct94408322618352"/></text:p>
      <text:p text:style-name="P1"><text:change-end text:change-id="ct94408322618352"/><text:change text:change-id="ct94408322471936"/>create databas<text:change-start text:change-id="ct94408322644400"/><text:span text:style-name="T15">create</text:span><text:change-end text:change-id="ct94408322644400"/>e estdat; (Crea una base de datos de nombre estdat)</text:p>
      <text:p text:style-name="P1"/>
      <text:p text:style-name="P8"><text:span text:style-name="T14">create table transaccion (i</text:span><text:change text:change-id="ct94408322646144"/><text:change-start text:change-id="ct94408322647088"/><text:span text:style-name="T14">sudo </text:span><text:change-end text:change-id="ct94408322647088"/><text:span text:style-name="T14">fecha date not null,movimiento char(1) not null,valor decimal(12,2) not null, constraint pk_id primary key (id)); <text:s text:c="7"/>(Crea la tabla con los atributpos dados)</text:span></text:p>
      <text:p text:style-name="P1"/>
      <text:p text:style-name="P1">select * from transaccion; <text:span text:style-name="T2">(Muestra todas las columnas de la tabla)</text:span></text:p>
      <text:p text:style-name="P1"/>
      <text:p text:style-name="P6">drop <text:span text:style-name="T3">table</text:span> transaccion; (elimina la tabla transaccion)</text:p>
      <text:p text:style-name="P1"/>
      <text:p text:style-name="P1"><text:soft-page-break/></text:p>
      <text:p text:style-name="P1"/>
      <text:p text:style-name="P17"><text:change text:change-id="ct94408322653632"/><text:change text:change-id="ct94408322653392"/>APUNTES:</text:p>
      <text:p text:style-name="P6"/>
      <text:p text:style-name="P4">la restriccion se conoce como llave foranea, <text:span text:style-name="T1">la llave foranea me permite hacer enlaces entre tablas,</text:span></text:p>
      <text:p text:style-name="P4"/>
      <text:p text:style-name="P5">constraint = el enlace</text:p>
      <text:p text:style-name="P4"/>
      <text:p text:style-name="P4">la llave primaria es como la cedula de los objetos</text:p>
      <text:p text:style-name="P4"/>
      <text:p text:style-name="P4">CREATE TABLE transaccion (transaccion<text:change-start text:change-id="ct94408322662128"/> <text:change-end text:change-id="ct94408322662128"/>id serial PRIMARY KEY,clienteid integer not null,</text:p>
      <text:p text:style-name="P4">fecha TIMESTAMP NOT NULL,movimiento char(1) NOT NULL,valor decimal(12,2) NOT NULL,CONSTRAINT FK_clienteid FOREIGN KEY (clienteid) REFERENCES cliente (idcliente)); <text:change-start text:change-id="ct94408322665440"/></text:p>
      <text:p text:style-name="P4"/>
      <text:p text:style-name="P4"/>
      <text:p text:style-name="P4"><text:change-end text:change-id="ct94408322665440"/><text:change-start text:change-id="ct94408322668000"/><text:span text:style-name="T16">insert into tipos_cuentas values(</text:span><text:span text:style-name="T17">1</text:span><text:span text:style-name="T16">,'</text:span><text:span text:style-name="T17">ahorros</text:span><text:span text:style-name="T16">');</text:span></text:p>
      <text:p text:style-name="P4"><text:change-end text:change-id="ct94408322668000"/><text:change-start text:change-id="ct94408322673040"/></text:p>
      <text:p text:style-name="P4"/>
      <text:p text:style-name="P14"><text:span text:style-name="T11">delete from </text:span><text:span text:style-name="T13">t</text:span><text:span text:style-name="T12">ipos_cuentas</text:span><text:span text:style-name="T11"> </text:span><text:span text:style-name="T10">where </text:span><text:span text:style-name="T12">id</text:span><text:span text:style-name="T10">=</text:span><text:span text:style-name="T12">1</text:span><text:span text:style-name="T10">;</text:span></text:p>
      <text:p text:style-name="P14"><text:span text:style-name="T10"/></text:p>
      <text:p text:style-name="P14"/>
      <text:p text:style-name="P18"><text:change-end text:change-id="ct94408322673040"/><text:change-start text:change-id="ct94408273872752"/>CREATE TABLE clientes(id_cliente serial primary key, clave smallint not null,identificacion varchar(12) not null,<text:change-end text:change-id="ct94408273872752"/><text:change-start text:change-id="ct94408346552080"/></text:p>
      <text:p text:style-name="P18"/>
      <text:p text:style-name="P18">select * from clientes inner join transacciones on transacciones.cliente_id = clientes.id_cliente and cliente_id=2;<text:change-end text:change-id="ct9440834655208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8:21:12.482356474</meta:creation-date>
    <dc:date>2020-04-20T18:11:57.624916028</dc:date>
    <meta:editing-duration>PT4H46M5S</meta:editing-duration>
    <meta:editing-cycles>15</meta:editing-cycles>
    <meta:generator>LibreOffice/6.3.5.2$Linux_X86_64 LibreOffice_project/30$Build-2</meta:generator>
    <meta:document-statistic meta:table-count="0" meta:image-count="0" meta:object-count="0" meta:page-count="2" meta:paragraph-count="31" meta:word-count="307" meta:character-count="2076" meta:non-whitespace-character-count="1790"/>
  </office:meta>
</office:document-meta>
</file>